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ff0000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2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font-size="10pt" fo:language="zxx" fo:country="none" officeooo:rsid="000fbd88" officeooo:paragraph-rsid="000fbd88" style:font-size-asian="10pt" style:language-asian="zxx" style:country-asian="none" style:font-size-complex="10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 -c 'xfconf-query -c xfce4-desktop -p /desktop-icons/style -s $(( $(xfconf-query -c xfce4-desktop -p /desktop-icons/style) == 0 ? 2 : 0 ))'</text:p>
      <text:p text:style-name="P2"/>
      <text:p text:style-name="P3">yukardaki kod xfce’de Setting → Keyboard içerisinde Application Shortcuts sekmesine +Add butonu yardımıyla comman olarak eklenince masaüstündeki ögeleri kısayol ile gösterme ve gizleme olanağı tanıyor.</text:p>
      <text:p text:style-name="P3">Not: Kod tek satır olarak yapıştırılmalıdır. Kısayol tuş kombinasyonu olarak Super + M uygundu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00:13:16.869948642</meta:creation-date>
    <dc:date>2026-03-18T00:26:27.784270891</dc:date>
    <meta:editing-duration>PT6M1S</meta:editing-duration>
    <meta:editing-cycles>2</meta:editing-cycles>
    <meta:generator>LibreOffice/26.2.1.2$Linux_X86_64 LibreOffice_project/620$Build-2</meta:generator>
    <meta:document-statistic meta:table-count="0" meta:image-count="0" meta:object-count="0" meta:page-count="1" meta:paragraph-count="3" meta:word-count="60" meta:character-count="440" meta:non-whitespace-character-count="383"/>
  </office:meta>
</office:document-meta>
</file>